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2.55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0.766cm"/>
    </style:style>
    <style:style style:name="co26" style:family="table-column">
      <style:table-column-properties fo:break-before="auto" style:column-width="1.446cm"/>
    </style:style>
    <style:style style:name="co27" style:family="table-column">
      <style:table-column-properties fo:break-before="auto" style:column-width="0.811cm"/>
    </style:style>
    <style:style style:name="co28" style:family="table-column">
      <style:table-column-properties fo:break-before="auto" style:column-width="7.689cm"/>
    </style:style>
    <style:style style:name="co29" style:family="table-column">
      <style:table-column-properties fo:break-before="auto" style:column-width="2.15cm"/>
    </style:style>
    <style:style style:name="co30" style:family="table-column">
      <style:table-column-properties fo:break-before="auto" style:column-width="24.305cm"/>
    </style:style>
    <style:style style:name="co31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97cm" fo:break-before="auto" style:use-optimal-row-height="true"/>
    </style:style>
    <style:style style:name="ro3" style:family="table-row">
      <style:table-row-properties style:row-height="4.387cm" fo:break-before="auto" style:use-optimal-row-height="true"/>
    </style:style>
    <style:style style:name="ro4" style:family="table-row">
      <style:table-row-properties style:row-height="3.2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complex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font-name="Liberation Sans" style:font-name-asian="Noto Sans CJK SC" style:font-name-complex="Noto Sans Devanagari" style:font-size-asian="10pt" style:font-size-complex="10pt" style:font-style-asian="normal" style:font-style-complex="normal" style:text-emphasize="none" style:font-relief="none" style:font-weight-asian="bold"/>
    </style:style>
    <style:style style:name="T4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font-name="Liberation Sans" style:font-name-asian="Noto Sans CJK SC" style:font-name-complex="Noto Sans Devanagari" style:font-size-asian="10pt" style:font-size-complex="10pt" style:font-style-asian="normal" style:font-style-complex="normal" style:text-emphasize="none" style:font-relief="none" fo:font-weight="normal" style:font-weight-asian="normal" style:font-weight-complex="normal"/>
    </style:style>
    <style:style style:name="T5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font-name="Liberation Sans" style:font-name-asian="Noto Sans CJK SC" style:font-name-complex="Noto Sans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6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font-name="Liberation Sans" style:font-name-asian="Noto Sans CJK SC" style:font-name-complex="Noto Sans Devanagari" style:font-size-asian="10pt" style:font-size-complex="10pt" style:font-style-asian="normal" style:font-style-complex="normal" style:text-emphasize="none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9"/>
        <table:table-column table:style-name="co14" table:number-columns-repeated="3" table:default-cell-style-name="ce24"/>
        <table:table-column table:style-name="co15" table:default-cell-style-name="ce24"/>
        <table:table-column table:style-name="co14" table:default-cell-style-name="ce24"/>
        <table:table-column table:style-name="co16" table:default-cell-style-name="ce24"/>
        <table:table-column table:style-name="co15" table:number-columns-repeated="2" table:default-cell-style-name="ce24"/>
        <table:table-column table:style-name="co16" table:number-columns-repeated="2" table:default-cell-style-name="ce24"/>
        <table:table-column table:style-name="co17" table:default-cell-style-name="ce24"/>
        <table:table-column table:style-name="co16" table:default-cell-style-name="ce24"/>
        <table:table-column table:style-name="co18" table:default-cell-style-name="ce24"/>
        <table:table-column table:style-name="co15" table:number-columns-repeated="5" table:default-cell-style-name="ce24"/>
        <table:table-column table:style-name="co14" table:default-cell-style-name="ce24"/>
        <table:table-column table:style-name="co17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ñ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5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</table:table>
      <table:table table:name="ra_ca" table:style-name="ta1">
        <table:table-column table:style-name="co3" table:default-cell-style-name="ce25"/>
        <table:table-column table:style-name="co19" table:default-cell-style-name="ce24"/>
        <table:table-column table:style-name="co20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Desenvolupa aplicacions compostes per diversos processos reconeixent i aplicant principis de programació paral·lela.</text:p>
          </table:table-cell>
          <table:table-cell office:value-type="string" calcext:value-type="string">
            <text:p><text:span text:style-name="T1">RA1.a)</text:span><text:span text:style-name="T2"> S'han reconegut les característiques de la programació concurrent i els seus àmbits d'aplicació.</text:span></text:p>
            <text:p><text:span text:style-name="T1">RA1.b)</text:span><text:span text:style-name="T2"> S'han identificat les diferències entre programació paral·lela i programació distribuïda, els seus avantatges i inconvenients.</text:span></text:p>
            <text:p><text:span text:style-name="T1">RA1.c)</text:span><text:span text:style-name="T2"> S'han analitzat les característiques dels processos i de la seua execució pel sistema operatiu.</text:span></text:p>
            <text:p><text:span text:style-name="T1">RA1.d)</text:span><text:span text:style-name="T2"> S'han caracteritzat els fils d'execució i descrit la seua relació amb els processos.</text:span></text:p>
            <text:p><text:span text:style-name="T1">RA1.e) </text:span><text:span text:style-name="T2">S'han utilitzat classes per programar aplicacions que creen subprocessos.</text:span></text:p>
            <text:p><text:span text:style-name="T1">RA1.f)</text:span><text:span text:style-name="T2"> S'han utilitzat mecanismes per compartir informació amb els subprocessos iniciats.</text:span></text:p>
            <text:p><text:span text:style-name="T1">RA1.g)</text:span><text:span text:style-name="T2"> S'han utilitzat mecanismes per sincronitzar i obtenir el valor retornat pels subprocessos iniciats.</text:span></text:p>
            <text:p><text:span text:style-name="T1">RA1.h) </text:span><text:span text:style-name="T2">S'han desenvolupat aplicacions que gestionen i utilitzen processos per a l'execució de diverses tasques en paral·lel.</text:span></text:p>
            <text:p><text:span text:style-name="T1">RA1.i)</text:span><text:span text:style-name="T2"> S'han depurat i documentat les aplicacions desenvolupades.</text:span>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Desenvolupa aplicacions compostes per diversos fils d'execució analitzant i aplicant llibreries específiques del llenguatge de programació.</text:p>
          </table:table-cell>
          <table:table-cell office:value-type="string" calcext:value-type="string">
            <text:p><text:span text:style-name="T1">RA2.a)</text:span><text:span text:style-name="T2"> S'han identificat situacions en les quals resulta útil la utilització de diversos fils en un programa.</text:span></text:p>
            <text:p><text:span text:style-name="T1">RA2.b)</text:span><text:span text:style-name="T2"> S'han reconegut els mecanismes per crear, iniciar i finalitzar fils.</text:span></text:p>
            <text:p><text:span text:style-name="T1">RA2.c)</text:span><text:span text:style-name="T2"> S'han programat aplicacions que implementen diversos fils.</text:span></text:p>
            <text:p><text:span text:style-name="T1">RA2.d) </text:span><text:span text:style-name="T2">S'han identificat els possibles estats d'execució d'un fil i programat aplicacions que els gestionen.</text:span></text:p>
            <text:p><text:span text:style-name="T1">RA2.e) </text:span><text:span text:style-name="T2">S'han utilitzat mecanismes per compartir informació entre diversos fils d'un mateix procés.</text:span></text:p>
            <text:p><text:span text:style-name="T1">RA2.f) </text:span><text:span text:style-name="T2">S'han desenvolupat programes formats per diversos fils sincronitzats mitjançant tècniques específiques.</text:span></text:p>
            <text:p><text:span text:style-name="T1">RA2.g) </text:span><text:span text:style-name="T2">S'ha establert i controlat la prioritat de cadascun dels fils d'execució.</text:span></text:p>
            <text:p><text:span text:style-name="T1">RA2.h)</text:span><text:span text:style-name="T2"> S'han depurat i documentat els programes desenvolupats.</text:span></text:p>
            <text:p><text:span text:style-name="T1">RA2.i) </text:span><text:span text:style-name="T2">S'ha analitzat el context d'execució dels fils.</text:span></text:p>
            <text:p><text:span text:style-name="T1">RA2.j) </text:span><text:span text:style-name="T2">S'han analitzat llibreries específiques del llenguatge de programació que permeten la programació multihil.</text:span></text:p>
            <text:p><text:span text:style-name="T1">RA2.k) </text:span><text:span text:style-name="T2">S'han reconegut els problemes derivats de la compartició d'informació entre els fils d'un mateix procés.</text:span>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Programa mecanismes de comunicació en xarxa emprant sockets i analitzant l'escenari d'execució.</text:p>
          </table:table-cell>
          <table:table-cell office:value-type="string" calcext:value-type="string">
            <text:p><text:span text:style-name="T1">RA3.a)</text:span><text:span text:style-name="T2"> S'han identificat escenaris que precisen establir comunicació en xarxa entre diverses aplicacions.</text:span></text:p>
            <text:p><text:span text:style-name="T1">RA3.b)</text:span><text:span text:style-name="T2"> S'han identificat els rols de client i de servidor i les seues funcions associades.</text:span></text:p>
            <text:p><text:span text:style-name="T1">RA3.c) </text:span><text:span text:style-name="T2">S'han reconegut llibreries i mecanismes del llenguatge de programació que permeten programar aplicacions en xarxa.</text:span></text:p>
            <text:p><text:span text:style-name="T1">RA3.d)</text:span><text:span text:style-name="T2"> S'ha analitzat el concepte de socket, els seus tipus i característiques.</text:span></text:p>
            <text:p><text:span text:style-name="T1">RA3.e) </text:span><text:span text:style-name="T2">S'han utilitzat sockets per programar una aplicació client que es comunique amb un servidor.</text:span></text:p>
            <text:p><text:span text:style-name="T1">RA3.f)</text:span><text:span text:style-name="T2"> S'ha desenvolupat una aplicació servidor en xarxa i verificat el seu funcionament.</text:span></text:p>
            <text:p><text:span text:style-name="T1">RA3.g)</text:span><text:span text:style-name="T2"> S'han desenvolupat aplicacions que utilitzen sockets per intercanviar informació.</text:span></text:p>
            <text:p><text:span text:style-name="T1">RA3.h)</text:span><text:span text:style-name="T2"> S'han utilitzat fils per possibilitar la comunicació simultània de diversos clients amb el servidor.</text:span></text:p>
            <text:p><text:span text:style-name="T1">RA3.i) </text:span><text:span text:style-name="T2">S'han caracteritzat els models de comunicació més usuals en les arquitectures d'aplicacions distribuïdes.</text:span></text:p>
            <text:p><text:span text:style-name="T1">RA3.j)</text:span><text:span text:style-name="T2"> S'han depurat i documentat les aplicacions desenvolupades.</text:span></text:p>
            <text:p/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Desenvolupa aplicacions que ofereixen serveis en xarxa, utilitzant llibreries de classes i aplicant criteris d'eficiència i disponibilitat.</text:p>
          </table:table-cell>
          <table:table-cell office:value-type="string" calcext:value-type="string">
            <text:p><text:span text:style-name="T1">RA4.a)</text:span><text:span text:style-name="T2"> S'han identificat diferents protocols estàndard de comunicació per a la implementació de serveis en xarxa.</text:span></text:p>
            <text:p><text:span text:style-name="T1">RA4.b) </text:span><text:span text:style-name="T2">S'han reconegut els avantatges de la utilització de protocols estàndard per a la comunicació entre aplicacions i processos.</text:span></text:p>
            <text:p><text:span text:style-name="T1">RA4.c)</text:span><text:span text:style-name="T2"> S'han analitzat llibreries que permeten implementar serveis en xarxa utilitzant protocols estàndard de comunicació.</text:span></text:p>
            <text:p><text:span text:style-name="T1">RA4.d) </text:span><text:span text:style-name="T2">S'han desenvolupat i provat serveis de comunicació en xarxa.</text:span></text:p>
            <text:p><text:span text:style-name="T1">RA4.e) </text:span><text:span text:style-name="T2">S'han utilitzat clients de comunicacions per verificar el funcionament dels serveis.</text:span></text:p>
            <text:p><text:span text:style-name="T1">RA4.f)</text:span><text:span text:style-name="T2"> S'han incorporat mecanismes per possibilitar la comunicació simultània de diversos clients amb el servei.</text:span></text:p>
            <text:p><text:span text:style-name="T1">RA4.g)</text:span><text:span text:style-name="T2"> S'ha verificat la disponibilitat del servei.</text:span></text:p>
            <text:p><text:span text:style-name="T1">RA4.h) </text:span><text:span text:style-name="T2">S'han depurat i documentat les aplicacions desenvolupades.</text:span></text:p>
          </table:table-cell>
        </table:table-row>
        <table:table-row table:style-name="ro2">
          <table:table-cell office:value-type="string" calcext:value-type="string">
            <text:p>RA5</text:p>
          </table:table-cell>
          <table:table-cell office:value-type="string" calcext:value-type="string">
            <text:p>Protegeix les aplicacions i les dades definint i aplicant criteris de seguretat en l'accés, emmagatzematge i transmissió de la informació.</text:p>
          </table:table-cell>
          <table:table-cell office:value-type="string" calcext:value-type="string">
            <text:p><text:span text:style-name="T1">RA5.a)</text:span> S'han identificat i aplicat principis i pràctiques de programació segura.</text:p>
            <text:p><text:span text:style-name="T1">RA5.b)</text:span> S'han analitzat les principals tècniques i pràctiques criptogràfiques.</text:p>
            <text:p><text:span text:style-name="T1">RA5.c) </text:span>S'han definit i implantat polítiques de seguretat per limitar i controlar l'accés dels usuaris a les aplicacions desenvolupades.</text:p>
            <text:p><text:span text:style-name="T1">RA5.d) </text:span>S'han utilitzat esquemes de seguretat basats en rols.</text:p>
            <text:p><text:span text:style-name="T1">RA5.e) </text:span>S'han emprat algoritmes criptogràfics per protegir l'accés a la informació emmagatzemada.</text:p>
            <text:p><text:span text:style-name="T1">RA5.f)</text:span> S'han identificat mètodes per assegurar la informació transmesa.</text:p>
            <text:p><text:span text:style-name="T1">RA5.g) </text:span>S'han desenvolupat aplicacions que utilitzen comunicacions segures per a la transmissió d'informació.</text:p>
            <text:p><text:span text:style-name="T1">RA5.h) </text:span>S'han depurat i documentat les aplicacions desenvolupades.</text:p>
            <text:p/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º</text:p>
          </table:table-cell>
        </table:table-row>
      </table:table>
      <table:table table:name="continguts" table:style-name="ta1">
        <table:table-column table:style-name="co21" table:default-cell-style-name="ce3"/>
        <table:table-column table:style-name="co22" table:default-cell-style-name="ce3"/>
        <table:table-row table:style-name="ro1">
          <table:table-cell table:style-name="ce11"/>
          <table:table-cell table:style-name="ce11" office:value-type="string" calcext:value-type="string">
            <text:p>Continguts</text:p>
          </table:table-cell>
        </table:table-row>
        <table:table-row table:style-name="ro3">
          <table:table-cell office:value-type="string" calcext:value-type="string">
            <text:p>RA1</text:p>
          </table:table-cell>
          <table:table-cell office:value-type="string" calcext:value-type="string">
            <text:p>Programació multiprocés:</text:p>
            <text:p/>
            <text:p>a. Executables. Processos. Serveis.</text:p>
            <text:p>b. Estats d'un procés. Planificació de processos.</text:p>
            <text:p>c.  Fils.</text:p>
            <text:p>d. Programació concurrent.</text:p>
            <text:p>e. Programació paral·lela i distribuïda.</text:p>
            <text:p>f. Comunicació entre processos.</text:p>
            <text:p>g. Gestió de processos. Eines de monitorització.</text:p>
            <text:p>h. Sincronització entre processos.</text:p>
            <text:p>i. Programació d'aplicacions multiprocés.</text:p>
          </table:table-cell>
        </table:table-row>
        <table:table-row table:style-name="ro2">
          <table:table-cell office:value-type="string" calcext:value-type="string">
            <text:p>RA2</text:p>
          </table:table-cell>
          <table:table-cell office:value-type="string" calcext:value-type="string">
            <text:p>Programació multifil:</text:p>
            <text:p/>
            <text:p>a. Context d'execució dels fils. Recursos compartits.</text:p>
            <text:p>b. Estats d'un fil. Canvis d´estat.</text:p>
            <text:p>c. Llibreries i classes.</text:p>
            <text:p>d. Gestió de fils. Prioritats.</text:p>
            <text:p>e. Sincronització de fils.</text:p>
            <text:p>f. Compartició dinformació entre fils. Problemes.</text:p>
            <text:p>g. Programació d'aplicacions multifil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Programació de comunicacions en xarxa:</text:p>
            <text:p/>
            <text:p>a. Comunicació entre aplicacions. Models.</text:p>
            <text:p>b. Rols client i servidor.</text:p>
            <text:p>c. Llibreries i classes.</text:p>
            <text:p>d. Sockets. Tipus. Característiques.</text:p>
            <text:p>e. Creació de sockets.</text:p>
            <text:p>f. Enllaçat i establiment de connexions.</text:p>
            <text:p>.g Utilització de sockets per a la transmissió i recepció d'informació.</text:p>
            <text:p>h. Programació d'aplicacions client i servidor.</text:p>
            <text:p>i. Utilització de fils per a la implementació de comunicacions simultànies amb el servidor.</text:p>
          </table:table-cell>
        </table:table-row>
        <table:table-row table:style-name="ro3">
          <table:table-cell office:value-type="string" calcext:value-type="string">
            <text:p>RA4</text:p>
          </table:table-cell>
          <table:table-cell office:value-type="string" calcext:value-type="string">
            <text:p>Generació de serveis en xarxa:</text:p>
            <text:p/>
            <text:p>a. Protocols estàndard de comunicació en xarxa a nivell d'aplicació. Avantatges de la utilització.</text:p>
            <text:p>b. Serveis web.</text:p>
            <text:p>c. Llibreries de classes i components.</text:p>
            <text:p>d. Programació de servidors.</text:p>
            <text:p>e. Establiment i finalització de connexions.</text:p>
            <text:p>f.. Transmissió d'informació.</text:p>
            <text:p>g. Implementació de comunicacions simultànies.</text:p>
            <text:p>h. Utilització d'aplicacions clients.</text:p>
            <text:p>i. Monitorització del servei. Eines.</text:p>
          </table:table-cell>
        </table:table-row>
        <table:table-row table:style-name="ro3">
          <table:table-cell office:value-type="string" calcext:value-type="string">
            <text:p>RA5</text:p>
          </table:table-cell>
          <table:table-cell office:value-type="string" calcext:value-type="string">
            <text:p>Utilització de tècniques de programació segura:</text:p>
            <text:p/>
            <text:p>a. Pràctiques de programació segura.</text:p>
            <text:p>b. Criptografia de clau pública i clau privada.</text:p>
            <text:p>c. Principals aplicacions de la criptografia.</text:p>
            <text:p>d. Protocols criptogràfics.</text:p>
            <text:p>e. Política de seguretat. Rols.</text:p>
            <text:p>f. Programació de mecanismes de control d'accés.</text:p>
            <text:p>g. Encriptació d'informació.</text:p>
            <text:p>h. Protocols assegurances de comunicacions.</text:p>
            <text:p>i. Programació d'aplicacions amb comunicacions segures.</text:p>
          </table:table-cell>
        </table:table-row>
      </table:table>
      <table:table table:name="sequenciacio_up_ra" table:style-name="ta1">
        <table:table-column table:style-name="co23" table:default-cell-style-name="ce3"/>
        <table:table-column table:style-name="co24" table:default-cell-style-name="ce3"/>
        <table:table-column table:style-name="co3" table:number-columns-repeated="2" table:default-cell-style-name="ce3"/>
        <table:table-column table:style-name="co21" table:number-columns-repeated="3" table:default-cell-style-name="ce3"/>
        <table:table-column table:style-name="co3" table:number-columns-repeated="2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ació multiprocé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gramació multifi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gramació de comunicacions en xarx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eis amb NodeJS. Express.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pectes avançats de programació de serveis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H2:.H6])"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</table:table-row>
      </table:table>
      <table:table table:name="sequenciacio_up_continguts" table:style-name="ta1"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number-columns-repeated="3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ació multiprocé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gramació multifi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gramació de comunicacions en xarx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veis amb NodeJS. Express.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pectes avançats de programació de serveis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ació multiproc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gramació multi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gramació de comunicacions en xarx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eis amb NodeJS. Express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pectes avançats de programació de serveis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0" table:default-cell-style-name="Default"/>
        <table:table-column table:style-name="co31" table:default-cell-style-name="ce18"/>
        <table:table-column table:style-name="co29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13" office:value-type="string" calcext:value-type="string">
            <text:p>RA1. Desenvolupa aplicacions compostes per diversos processos reconeixent i aplicant principis de programació paral·lela.</text:p>
          </table:table-cell>
          <table:table-cell table:style-name="ce16"/>
          <table:table-cell table:style-name="ce16" office:value-type="string" calcext:value-type="string">
            <text:p>15</text:p>
          </table:table-cell>
        </table:table-row>
        <table:table-row table:style-name="ro1">
          <table:table-cell table:style-name="ce14" office:value-type="string" calcext:value-type="string">
            <text:p>RA1.a) S'han reconegut les característiques de la programació concurrent i els seus àmbits d'aplicació.</text:p>
          </table:table-cell>
          <table:table-cell table:style-name="ce17" office:value-type="string" calcext:value-type="string">
            <text:p>1,6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RA1.b) S'han identificat les diferències entre programació paral·lela i programació distribuïda, els seus avantatges i inconvenients.</text:p>
          </table:table-cell>
          <table:table-cell table:style-name="ce17" office:value-type="string" calcext:value-type="string">
            <text:p>1,6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RA1.c) S'han analitzat les característiques dels processos i de la seua execució pel sistema operatiu.</text:p>
          </table:table-cell>
          <table:table-cell table:style-name="ce17" office:value-type="string" calcext:value-type="string">
            <text:p>1,6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RA1.d) S'han caracteritzat els fils d'execució i descrit la seua relació amb els processos.</text:p>
          </table:table-cell>
          <table:table-cell table:style-name="ce17" office:value-type="string" calcext:value-type="string">
            <text:p>1,6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RA1.e) S'han utilitzat classes per programar aplicacions que creen subprocessos.</text:p>
          </table:table-cell>
          <table:table-cell table:style-name="ce17" office:value-type="string" calcext:value-type="string">
            <text:p>1,6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RA1.f) S'han utilitzat mecanismes per compartir informació amb els subprocessos iniciats.</text:p>
          </table:table-cell>
          <table:table-cell table:style-name="ce17" office:value-type="string" calcext:value-type="string">
            <text:p>1,6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RA1.g) S'han utilitzat mecanismes per sincronitzar i obtenir el valor retornat pels subprocessos iniciats.</text:p>
          </table:table-cell>
          <table:table-cell table:style-name="ce17" office:value-type="string" calcext:value-type="string">
            <text:p>1,6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RA1.h) S'han desenvolupat aplicacions que gestionen i utilitzen processos per a l'execució de diverses tasques en paral·lel.</text:p>
          </table:table-cell>
          <table:table-cell table:style-name="ce17" office:value-type="string" calcext:value-type="string">
            <text:p>1,6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RA1.i) S'han depurat i documentat les aplicacions desenvolupades.</text:p>
          </table:table-cell>
          <table:table-cell table:style-name="ce17" office:value-type="string" calcext:value-type="string">
            <text:p>1,6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2. Desenvolupa aplicacions compostes per diversos fils d'execució analitzant i aplicant llibreries específiques del llenguatge de programació.</text:p>
          </table:table-cell>
          <table:table-cell table:style-name="ce16"/>
          <table:table-cell table:style-name="ce16" office:value-type="string" calcext:value-type="string">
            <text:p>15</text:p>
          </table:table-cell>
        </table:table-row>
        <table:table-row table:style-name="ro1">
          <table:table-cell table:style-name="ce14" office:value-type="string" calcext:value-type="string">
            <text:p><text:span text:style-name="T3">RA2.a)</text:span><text:span text:style-name="T4"> S'han identificat situacions en les quals resulta útil la utilització de diversos fils en un programa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2.b)</text:span><text:span text:style-name="T4"> S'han reconegut els mecanismes per crear, iniciar i finalitzar fils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2.c)</text:span><text:span text:style-name="T4"> S'han programat aplicacions que implementen diversos fils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2.d) </text:span><text:span text:style-name="T4">S'han identificat els possibles estats d'execució d'un fil i programat aplicacions que els gestionen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2.e) </text:span><text:span text:style-name="T4">S'han utilitzat mecanismes per compartir informació entre diversos fils d'un mateix procés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2.f) </text:span><text:span text:style-name="T4">S'han desenvolupat programes formats per diversos fils sincronitzats mitjançant tècniques específiques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2.g) </text:span><text:span text:style-name="T4">S'ha establert i controlat la prioritat de cadascun dels fils d'execució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2.h)</text:span><text:span text:style-name="T4"> S'han depurat i documentat els programes desenvolupats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2.i) </text:span><text:span text:style-name="T4">S'ha analitzat el context d'execució dels fils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2.j) </text:span><text:span text:style-name="T4">S'han analitzat llibreries específiques del llenguatge de programació que permeten la programació multihil.</text:span></text:p>
          </table:table-cell>
          <table:table-cell table:style-name="ce17" office:value-type="string" calcext:value-type="string">
            <text:p>1,3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<text:span text:style-name="T3">RA2.k) </text:span><text:span text:style-name="T4">S'han reconegut els problemes derivats de la compartició d'informació entre els fils d'un mateix procés.</text:span></text:p>
          </table:table-cell>
          <table:table-cell table:style-name="ce17" office:value-type="string" calcext:value-type="string">
            <text:p>1,3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3. Programa mecanismes de comunicació en xarxa emprant sockets i analitzant l'escenari d'execució.</text:p>
          </table:table-cell>
          <table:table-cell table:style-name="ce17"/>
          <table:table-cell table:style-name="ce17" office:value-type="string" calcext:value-type="string">
            <text:p>20</text:p>
          </table:table-cell>
        </table:table-row>
        <table:table-row table:style-name="ro1">
          <table:table-cell table:style-name="ce14" office:value-type="string" calcext:value-type="string">
            <text:p><text:span text:style-name="T3">RA3.a)</text:span><text:span text:style-name="T4"> S'han identificat escenaris que precisen establir comunicació en xarxa entre diverses aplicacion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3.b)</text:span><text:span text:style-name="T4"> S'han identificat els rols de client i de servidor i les seues funcions associade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3.c) </text:span><text:span text:style-name="T4">S'han reconegut llibreries i mecanismes del llenguatge de programació que permeten programar aplicacions en xarxa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3.d)</text:span><text:span text:style-name="T4"> S'ha analitzat el concepte de socket, els seus tipus i característique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3.e) </text:span><text:span text:style-name="T4">S'han utilitzat sockets per programar una aplicació client que es comunique amb un servidor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3.f)</text:span><text:span text:style-name="T4"> S'ha desenvolupat una aplicació servidor en xarxa i verificat el seu funcionament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3.g)</text:span><text:span text:style-name="T4"> S'han desenvolupat aplicacions que utilitzen sockets per intercanviar informació.</text:span></text:p>
          </table:table-cell>
          <table:table-cell table:style-name="ce1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<text:span text:style-name="T3">RA3.h)</text:span><text:span text:style-name="T4"> S'han utilitzat fils per possibilitar la comunicació simultània de diversos clients amb el servidor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3.i) </text:span><text:span text:style-name="T4">S'han caracteritzat els models de comunicació més usuals en les arquitectures d'aplicacions distribuïde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3.j)</text:span><text:span text:style-name="T4"> S'han depurat i documentat les aplicacions desenvolupade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4. Desenvolupa aplicacions que ofereixen serveis en xarxa, utilitzant llibreries de classes i aplicant criteris d'eficiència i disponibilitat.</text:p>
          </table:table-cell>
          <table:table-cell table:style-name="ce17"/>
          <table:table-cell table:style-name="ce17" office:value-type="string" calcext:value-type="string">
            <text:p>30</text:p>
          </table:table-cell>
        </table:table-row>
        <table:table-row table:style-name="ro1">
          <table:table-cell table:style-name="ce14" office:value-type="string" calcext:value-type="string">
            <text:p><text:span text:style-name="T3">RA4.a)</text:span><text:span text:style-name="T4"> S'han identificat diferents protocols estàndard de comunicació per a la implementació de serveis en xarxa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4.b) </text:span><text:span text:style-name="T4">S'han reconegut els avantatges de la utilització de protocols estàndard per a la comunicació entre aplicacions i processos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4.c)</text:span><text:span text:style-name="T4"> S'han analitzat llibreries que permeten implementar serveis en xarxa utilitzant protocols estàndard de comunicació.</text:span></text:p>
          </table:table-cell>
          <table:table-cell table:style-name="ce16" office:value-type="string" calcext:value-type="string">
            <text:p>3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<text:span text:style-name="T3">RA4.d) </text:span><text:span text:style-name="T4">S'han desenvolupat i provat serveis de comunicació en xarxa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4.e) </text:span><text:span text:style-name="T4">S'han utilitzat clients de comunicacions per verificar el funcionament dels serveis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4.f)</text:span><text:span text:style-name="T4"> S'han incorporat mecanismes per possibilitar la comunicació simultània de diversos clients amb el servei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4.g)</text:span><text:span text:style-name="T4"> S'ha verificat la disponibilitat del servei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4.h) </text:span><text:span text:style-name="T4">S'han depurat i documentat les aplicacions desenvolupade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5. Protegeix les aplicacions i les dades definint i aplicant criteris de seguretat en l'accés, emmagatzematge i transmissió de la informació.</text:p>
          </table:table-cell>
          <table:table-cell table:style-name="ce17"/>
          <table:table-cell table:style-name="ce17" office:value-type="string" calcext:value-type="string">
            <text:p>20</text:p>
          </table:table-cell>
        </table:table-row>
        <table:table-row table:style-name="ro1">
          <table:table-cell table:style-name="ce14" office:value-type="string" calcext:value-type="string">
            <text:p><text:span text:style-name="T3">RA5.a)</text:span><text:span text:style-name="T5"> S'han identificat i aplicat principis i pràctiques de programació segura.</text:span></text:p>
          </table:table-cell>
          <table:table-cell table:style-name="ce17" office:value-type="string" calcext:value-type="string">
            <text:p>2,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5.b)</text:span><text:span text:style-name="T5"> S'han analitzat les principals tècniques i pràctiques criptogràfiques.</text:span></text:p>
          </table:table-cell>
          <table:table-cell table:style-name="ce17" office:value-type="string" calcext:value-type="string">
            <text:p>2,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5.c) </text:span><text:span text:style-name="T5">S'han definit i implantat polítiques de seguretat per limitar i controlar l'accés dels usuaris a les aplicacions desenvolupades.</text:span></text:p>
          </table:table-cell>
          <table:table-cell table:style-name="ce17" office:value-type="string" calcext:value-type="string">
            <text:p>2,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3">RA5.d) </text:span><text:span text:style-name="T5">S'han utilitzat esquemes de seguretat basats en rols.</text:span></text:p>
          </table:table-cell>
          <table:table-cell table:style-name="ce17" office:value-type="string" calcext:value-type="string">
            <text:p>2,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6">RA5.e) S'han emprat algoritmes criptogràfics per protegir l'accés a la informació emmagatzemada.</text:span></text:p>
          </table:table-cell>
          <table:table-cell table:style-name="ce17" office:value-type="string" calcext:value-type="string">
            <text:p>2,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6">RA5.f) S'han identificat mètodes per assegurar la informació transmesa.</text:span></text:p>
          </table:table-cell>
          <table:table-cell table:style-name="ce17" office:value-type="string" calcext:value-type="string">
            <text:p>2,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6">RA5.g) S'han desenvolupat aplicacions que utilitzen comunicacions segures per a la transmissió d'informació.</text:span></text:p>
          </table:table-cell>
          <table:table-cell table:style-name="ce17" office:value-type="string" calcext:value-type="string">
            <text:p>2,5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<text:span text:style-name="T6">RA5.h) S'han depurat i documentat les aplicacions desenvolupades.</text:span></text:p>
          </table:table-cell>
          <table:table-cell table:style-name="ce17" office:value-type="string" calcext:value-type="string">
            <text:p>2,5</text:p>
          </table:table-cell>
          <table:table-cell table:style-name="ce17"/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06:43:34.620403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28T08:07:52.326679407</dc:date>
    <meta:editing-duration>P2DT7H2M6S</meta:editing-duration>
    <meta:editing-cycles>85</meta:editing-cycles>
    <meta:generator>LibreOffice/24.2.7.2$Linux_X86_64 LibreOffice_project/420$Build-2</meta:generator>
    <meta:document-statistic meta:table-count="10" meta:cell-count="391" meta:object-count="0"/>
  </office:meta>
</office:document-meta>
</file>